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4cm" svg:stroke-color="#cccccc" draw:marker-start-width="0.32cm" draw:marker-end-width="0.32cm" draw:fill="none" draw:fill-color="#729fcf" draw:textarea-horizontal-align="justify" draw:textarea-vertical-align="middle" draw:auto-grow-height="false" fo:padding-top="0.145cm" fo:padding-bottom="0.145cm" fo:padding-left="0.27cm" fo:padding-right="0.2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fill-color="#729fcf" draw:textarea-horizontal-align="justify" draw:textarea-vertical-align="middle" draw:auto-grow-height="fals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color="#999999" draw:fill="none"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width="0.03cm" svg:stroke-color="#999999" draw:marker-start-width="0.295cm" draw:marker-end-width="0.295cm" draw:fill="none" draw:fill-color="#729fcf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32cm"/>
    </style:style>
    <style:style style:name="gr6" style:family="graphic" style:parent-style-name="standard">
      <style:graphic-properties draw:stroke="solid" svg:stroke-width="0.04cm" svg:stroke-color="#000000" draw:marker-start-width="0.32cm" draw:marker-end-width="0.32cm" draw:fill="none" draw:fill-color="#729fcf" draw:textarea-horizontal-align="justify" draw:textarea-vertical-align="middle" draw:auto-grow-height="false" fo:padding-top="0.145cm" fo:padding-bottom="0.145cm" fo:padding-left="0.27cm" fo:padding-right="0.27cm"/>
    </style:style>
    <style:style style:name="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8" style:family="graphic" style:parent-style-name="objectwithoutfill">
      <style:graphic-properties draw:stroke="solid" draw:marker-start="Small_20_Arrow" draw:marker-start-width="0.15cm" draw:marker-end="Small_20_Arrow" draw:marker-end-width="0.15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47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3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629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solid" svg:stroke-color="#000000" draw:fill="none" draw:fill-color="#729fc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2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15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15cm"/>
    </style:style>
    <style:style style:name="gr20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323cm" fo:min-width="0.472cm"/>
    </style:style>
    <style:style style:name="gr21" style:family="graphic" style:parent-style-name="standard">
      <style:graphic-properties draw:stroke="solid" svg:stroke-color="#000000" draw:fill="hatch" draw:fill-color="#729fcf" draw:fill-hatch-name="Black_20_45_20_Degrees" draw:textarea-horizontal-align="justify" draw:textarea-vertical-align="middle" draw:auto-grow-height="false"/>
    </style:style>
    <style:style style:name="gr22" style:family="graphic" style:parent-style-name="standard">
      <style:graphic-properties draw:stroke="solid" svg:stroke-color="#b2b2b2" draw:fill="none" draw:fill-color="#729fcf" draw:textarea-horizontal-align="justify" draw:textarea-vertical-align="middle" draw:auto-grow-height="false"/>
    </style:style>
    <style:style style:name="gr23" style:family="graphic" style:parent-style-name="objectwithoutfill">
      <style:graphic-properties draw:stroke="solid" svg:stroke-color="#b2b2b2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08cm"/>
    </style:style>
    <style:style style:name="gr25" style:family="graphic" style:parent-style-name="standard">
      <style:graphic-properties draw:stroke="solid" svg:stroke-color="#b2b2b2" draw:fill="hatch" draw:fill-color="#729fcf" draw:fill-hatch-name="Hatching_20_46" draw:fill-hatch-solid="false" draw:textarea-horizontal-align="justify" draw:textarea-vertical-align="middle" draw:auto-grow-height="false"/>
    </style:style>
    <style:style style:name="gr26" style:family="graphic" style:parent-style-name="standard">
      <style:graphic-properties draw:stroke="dash" draw:stroke-dash="Fine_20_Dashed" svg:stroke-color="#000000" draw:fill="none" draw:fill-color="#729fcf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185cm"/>
    </style:style>
    <style:style style:name="gr28" style:family="graphic" style:parent-style-name="objectwithoutfill">
      <style:graphic-properties draw:stroke="dash" draw:stroke-dash="Fine_20_Dashed" draw:fill="none" draw:textarea-vertical-align="middle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6.23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32" style:family="graphic" style:parent-style-name="standard">
      <style:graphic-properties draw:stroke="solid" svg:stroke-width="0cm" svg:stroke-color="#000000" draw:marker-start-width="0.2cm" draw:marker-end-width="0.2cm" draw:fill="none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33" style:family="graphic" style:parent-style-name="standard">
      <style:graphic-properties draw:stroke="solid" svg:stroke-color="#999999" draw:fill="none" draw:fill-color="#729fcf" draw:textarea-horizontal-align="justify" draw:textarea-vertical-align="middle" draw:auto-grow-height="false"/>
    </style:style>
    <style:style style:name="gr34" style:family="graphic" style:parent-style-name="standard">
      <style:graphic-properties draw:stroke="solid" svg:stroke-color="#000000" draw:fill="none" draw:fill-color="#729fcf" draw:textarea-horizontal-align="justify" draw:textarea-vertical-align="middle" draw:auto-grow-height="false"/>
    </style:style>
    <style:style style:name="gr35" style:family="graphic" style:parent-style-name="objectwithoutfill">
      <style:graphic-properties svg:stroke-color="#ff3333" draw:fill="none" draw:textarea-vertical-align="middle"/>
    </style:style>
    <style:style style:name="gr36" style:family="graphic" style:parent-style-name="standard">
      <style:graphic-properties draw:textarea-horizontal-align="justify" draw:textarea-vertical-align="middle" draw:auto-grow-height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77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cm"/>
    </style:style>
    <style:style style:name="gr39" style:family="graphic" style:parent-style-name="standard">
      <style:graphic-properties draw:stroke="solid" svg:stroke-width="0.05cm" svg:stroke-color="#000000" draw:marker-start-width="0.36cm" draw:marker-end-width="0.36cm" draw:fill="none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standard">
      <style:graphic-properties draw:stroke="solid" svg:stroke-width="0.05cm" svg:stroke-color="#000000" draw:marker-start-width="0.355cm" draw:marker-end-width="0.355cm" draw:fill="none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23cm" fo:min-width="0.629cm"/>
    </style:style>
    <style:style style:name="gr42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23cm" fo:min-width="0.472cm"/>
    </style:style>
    <style:style style:name="gr43" style:family="graphic" style:parent-style-name="standard">
      <style:graphic-properties draw:stroke="solid" svg:stroke-width="0.05cm" svg:stroke-color="#000000" draw:marker-start-width="0.275cm" draw:marker-end-width="0.275cm" draw:fill="none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draw:stroke="solid" svg:stroke-width="0.05cm" svg:stroke-color="#000000" draw:marker-start-width="0.275cm" draw:marker-end-width="0.275cm" draw:fill="none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392cm" fo:min-width="0.765cm"/>
    </style:style>
    <style:style style:name="gr46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392cm" fo:min-width="0.589cm"/>
    </style:style>
    <style:style style:name="gr47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323cm" fo:min-width="0.629cm"/>
    </style:style>
    <style:style style:name="gr48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323cm" fo:min-width="0.47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8cm"/>
    </style:style>
    <style:style style:name="gr50" style:family="graphic" style:parent-style-name="standard">
      <style:graphic-properties draw:stroke="dash" svg:stroke-width="0.035cm" svg:stroke-color="#000000" draw:marker-start-width="0.252cm" draw:marker-end-width="0.252cm" draw:fill="none" draw:fill-color="#729fcf" draw:textarea-horizontal-align="justify" draw:textarea-vertical-align="middle" draw:auto-grow-height="false" fo:padding-top="0.142cm" fo:padding-bottom="0.142cm" fo:padding-left="0.267cm" fo:padding-right="0.26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15cm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73cm"/>
    </style:style>
    <style:style style:name="ro2" style:family="table-row">
      <style:table-row-properties style:row-height="0.973cm"/>
    </style:style>
    <style:style style:name="ro3" style:family="table-row">
      <style:table-row-properties style:row-height="3.676cm"/>
    </style:style>
    <style:style style:name="ro4" style:family="table-row">
      <style:table-row-properties style:row-height="2.413cm"/>
    </style:style>
    <style:style style:name="ro5" style:family="table-row">
      <style:table-row-properties style:row-height="0.731cm"/>
    </style:style>
    <style:style style:name="ce1" style:family="table-cell">
      <loext:graphic-properties style:repeat="repeat"/>
      <style:text-properties fo:font-size="9pt" style:font-size-asian="9pt" style:font-size-complex="9pt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color="#ff3333" fo:font-size="8pt"/>
    </style:style>
    <style:style style:name="P7" style:family="paragraph">
      <loext:graphic-properties draw:fill="hatch" draw:fill-color="#729fcf" draw:fill-hatch-name="Black_20_45_20_Degrees"/>
      <style:paragraph-properties fo:text-align="center"/>
    </style:style>
    <style:style style:name="P8" style:family="paragraph">
      <loext:graphic-properties draw:fill="hatch" draw:fill-color="#729fcf" draw:fill-hatch-name="Hatching_20_46" draw:fill-hatch-solid="fals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9pt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729fcf"/>
      <style:paragraph-properties fo:text-align="center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8pt"/>
    </style:style>
    <style:style style:name="T3" style:family="text">
      <style:text-properties fo:color="#ff3333" fo:font-size="8pt"/>
    </style:style>
    <style:style style:name="T4" style:family="text">
      <style:text-properties fo:font-size="9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.532cm" svg:height="0.1cm" svg:x="25.768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cm" svg:height="7.2cm" svg:x="0.8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5.2cm" svg:x="9cm" svg:y="10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8.199cm" draw:transform="rotate (1.5700981950941) translate (1.001cm 10.785cm)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632cm" svg:height="0.962cm" svg:x="9.985cm" svg:y="3.2cm">
          <draw:text-box>
            <text:p><text:span text:style-name="T1">Bett</text:span></text:p>
          </draw:text-box>
        </draw:frame>
        <draw:custom-shape draw:style-name="gr3" draw:text-style-name="P1" draw:layer="layout" svg:width="0.2cm" svg:height="5.2cm" svg:x="1cm" svg:y="10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942cm" svg:height="5.2cm" svg:x="1.058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5.2cm" svg:x="17.228cm" svg:y="10.8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8.199cm" draw:transform="rotate (1.5700981950941) translate (9.229cm 10.78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5.2cm" svg:x="9.228cm" svg:y="10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8cm" svg:height="5.2cm" svg:x="9.324cm" svg:y="10.7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5.2cm" svg:x="25.432cm" svg:y="10.8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8.199cm" draw:transform="rotate (1.5700981950941) translate (17.433cm 10.78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5.2cm" svg:x="17.432cm" svg:y="10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8.104cm" svg:height="5.2cm" svg:x="17.591cm" svg:y="10.7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4.7cm" svg:height="1.785cm" svg:x="1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9.502cm" svg:x="25.768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32cm" svg:height="10.902cm" svg:x="25.768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.8cm" svg:height="0.4cm" svg:x="12.3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8cm" svg:height="0.4cm" svg:x="20.80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404cm" svg:height="0.2cm" svg:x="25.128cm" svg:y="4.8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9.324cm" svg:y1="14.992cm" svg:x2="17.428cm" svg:y2="15cm">
          <text:p/>
        </draw:line>
        <draw:frame draw:style-name="gr9" draw:text-style-name="P4" draw:layer="layout" svg:width="0.972cm" svg:height="0.573cm" svg:x="13.028cm" svg:y="14.4cm">
          <draw:text-box>
            <text:p><text:span text:style-name="T2">668</text:span></text:p>
          </draw:text-box>
        </draw:frame>
        <draw:line draw:style-name="gr8" draw:text-style-name="P3" draw:layer="layout" svg:x1="17.524cm" svg:y1="14.992cm" svg:x2="25.628cm" svg:y2="15cm">
          <text:p/>
        </draw:line>
        <draw:frame draw:style-name="gr9" draw:text-style-name="P4" draw:layer="layout" svg:width="0.972cm" svg:height="0.573cm" svg:x="21.428cm" svg:y="14.401cm">
          <draw:text-box>
            <text:p><text:span text:style-name="T2">665</text:span></text:p>
          </draw:text-box>
        </draw:frame>
        <draw:custom-shape draw:style-name="gr6" draw:text-style-name="P1" draw:layer="layout" svg:width="4cm" svg:height="5.2cm" svg:x="5.1cm" svg:y="10.7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0.815cm" svg:height="0.573cm" svg:x="13.028cm" svg:y="15.401cm">
          <draw:text-box>
            <text:p><text:span text:style-name="T2">10</text:span></text:p>
          </draw:text-box>
        </draw:frame>
        <draw:frame draw:style-name="gr10" draw:text-style-name="P4" draw:layer="layout" svg:width="0.815cm" svg:height="0.573cm" svg:x="21.529cm" svg:y="15.402cm">
          <draw:text-box>
            <text:p><text:span text:style-name="T2">11</text:span></text:p>
          </draw:text-box>
        </draw:frame>
        <draw:line draw:style-name="gr8" draw:text-style-name="P3" draw:layer="layout" svg:x1="5.076cm" svg:y1="14.992cm" svg:x2="9.168cm" svg:y2="14.985cm">
          <text:p/>
        </draw:line>
        <draw:frame draw:style-name="gr9" draw:text-style-name="P4" draw:layer="layout" svg:width="0.972cm" svg:height="0.573cm" svg:x="6.628cm" svg:y="14.412cm">
          <draw:text-box>
            <text:p><text:span text:style-name="T2">332</text:span></text:p>
          </draw:text-box>
        </draw:frame>
        <draw:frame draw:style-name="gr10" draw:text-style-name="P4" draw:layer="layout" svg:width="0.815cm" svg:height="0.573cm" svg:x="6.6cm" svg:y="15.4cm">
          <draw:text-box>
            <text:p><text:span text:style-name="T2">12</text:span></text:p>
          </draw:text-box>
        </draw:frame>
        <draw:frame draw:style-name="gr10" draw:text-style-name="P4" draw:layer="layout" svg:width="0.815cm" svg:height="0.573cm" svg:x="2.701cm" svg:y="15.401cm">
          <draw:text-box>
            <text:p><text:span text:style-name="T2">12</text:span></text:p>
          </draw:text-box>
        </draw:frame>
        <draw:line draw:style-name="gr8" draw:text-style-name="P3" draw:layer="layout" svg:x1="4.305cm" svg:y1="10.679cm" svg:x2="4.292cm" svg:y2="15.893cm">
          <text:p/>
        </draw:line>
        <draw:frame draw:style-name="gr9" draw:text-style-name="P4" draw:layer="layout" svg:width="0.972cm" svg:height="0.573cm" svg:x="3.4cm" svg:y="13cm">
          <draw:text-box>
            <text:p><text:span text:style-name="T2">360</text:span></text:p>
          </draw:text-box>
        </draw:frame>
        <draw:line draw:style-name="gr8" draw:text-style-name="P3" draw:layer="layout" svg:x1="6.906cm" svg:y1="8.779cm" svg:x2="6.906cm" svg:y2="10.585cm">
          <text:p/>
        </draw:line>
        <draw:frame draw:style-name="gr9" draw:text-style-name="P4" draw:layer="layout" svg:width="0.972cm" svg:height="0.573cm" svg:x="7.006cm" svg:y="9.4cm">
          <draw:text-box>
            <text:p><text:span text:style-name="T2">240</text:span></text:p>
          </draw:text-box>
        </draw:frame>
        <draw:frame draw:style-name="gr10" draw:text-style-name="P4" draw:layer="layout" svg:width="0.815cm" svg:height="0.573cm" svg:x="2.702cm" svg:y="10.102cm">
          <draw:text-box>
            <text:p><text:span text:style-name="T2">13</text:span></text:p>
          </draw:text-box>
        </draw:frame>
        <draw:line draw:style-name="gr8" draw:text-style-name="P3" draw:layer="layout" svg:x1="1cm" svg:y1="9.2cm" svg:x2="25.7cm" svg:y2="9.2cm">
          <text:p/>
        </draw:line>
        <draw:frame draw:style-name="gr11" draw:text-style-name="P4" draw:layer="layout" svg:width="1.129cm" svg:height="0.573cm" svg:x="12.206cm" svg:y="9.201cm">
          <draw:text-box>
            <text:p><text:span text:style-name="T2">2098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13" draw:text-style-name="P1" draw:layer="layout" svg:width="0.2cm" svg:height="7.2cm" svg:x="3.2cm" svg:y="8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cm" svg:height="5.2cm" svg:x="11.4cm" svg:y="10.8cm">
          <text:p/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3.4cm" svg:y1="16cm" svg:x2="11.4cm" svg:y2="16cm">
          <text:p/>
        </draw:line>
        <draw:custom-shape draw:style-name="gr13" draw:text-style-name="P1" draw:layer="layout" svg:width="12cm" svg:height="7.2cm" svg:x="14.4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217cm" svg:height="11.999cm" draw:transform="rotate (1.5700981950941) translate (14.401cm 10.785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cm" svg:height="8.199cm" draw:transform="rotate (1.5700981950941) translate (3.401cm 10.785cm)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3.4cm" svg:y1="9.8cm" svg:x2="11.6cm" svg:y2="9.8cm">
          <text:p/>
        </draw:line>
        <draw:frame draw:style-name="gr9" draw:text-style-name="P4" draw:layer="layout" svg:width="0.972cm" svg:height="0.573cm" svg:x="7cm" svg:y="9.3cm">
          <draw:text-box>
            <text:p><text:span text:style-name="T2">670</text:span></text:p>
          </draw:text-box>
        </draw:frame>
        <draw:frame draw:style-name="gr15" draw:text-style-name="P4" draw:layer="layout" svg:width="0.739cm" svg:height="0.573cm" svg:x="2.748cm" svg:y="9.6cm">
          <draw:text-box>
            <text:p><text:span text:style-name="T2">1 </text:span></text:p>
          </draw:text-box>
        </draw:frame>
        <draw:frame draw:style-name="gr16" draw:text-style-name="P4" draw:layer="layout" svg:width="0.659cm" svg:height="0.573cm" svg:x="9.8cm" svg:y="10.678cm">
          <draw:text-box>
            <text:p><text:span text:style-name="T2">2</text:span></text:p>
          </draw:text-box>
        </draw:frame>
        <draw:frame draw:style-name="gr16" draw:text-style-name="P4" draw:layer="layout" svg:width="0.659cm" svg:height="0.573cm" svg:x="10.975cm" svg:y="11.253cm">
          <draw:text-box>
            <text:p><text:span text:style-name="T2">3</text:span></text:p>
          </draw:text-box>
        </draw:frame>
        <draw:frame draw:style-name="gr16" draw:text-style-name="P4" draw:layer="layout" svg:width="0.659cm" svg:height="0.573cm" svg:x="9.802cm" svg:y="15.954cm">
          <draw:text-box>
            <text:p><text:span text:style-name="T2">4</text:span></text:p>
          </draw:text-box>
        </draw:frame>
        <draw:frame draw:style-name="gr15" draw:text-style-name="P4" draw:layer="layout" svg:width="0.739cm" svg:height="0.573cm" svg:x="14.349cm" svg:y="8.801cm">
          <draw:text-box>
            <text:p><text:span text:style-name="T2">1 </text:span></text:p>
          </draw:text-box>
        </draw:frame>
        <draw:frame draw:style-name="gr16" draw:text-style-name="P4" draw:layer="layout" svg:width="0.659cm" svg:height="0.573cm" svg:x="14.901cm" svg:y="10.727cm">
          <draw:text-box>
            <text:p><text:span text:style-name="T2">2</text:span></text:p>
          </draw:text-box>
        </draw:frame>
        <draw:frame draw:style-name="gr16" draw:text-style-name="P4" draw:layer="layout" svg:width="0.659cm" svg:height="0.573cm" svg:x="22.75cm" svg:y="15.554cm">
          <draw:text-box>
            <text:p><text:span text:style-name="T2">3</text:span></text:p>
          </draw:text-box>
        </draw:frame>
        <draw:frame draw:style-name="gr16" draw:text-style-name="P4" draw:layer="layout" svg:width="0.659cm" svg:height="0.573cm" svg:x="25.329cm" svg:y="14.855cm">
          <draw:text-box>
            <text:p><text:span text:style-name="T2">4</text:span></text:p>
          </draw:text-box>
        </draw:frame>
        <draw:frame draw:style-name="gr17" draw:text-style-name="P2" draw:layer="layout" svg:width="1.984cm" svg:height="0.962cm" svg:x="6cm" svg:y="6.8cm">
          <draw:text-box>
            <text:p><text:span text:style-name="T1">Front</text:span></text:p>
          </draw:text-box>
        </draw:frame>
        <draw:frame draw:style-name="gr18" draw:text-style-name="P2" draw:layer="layout" svg:width="1.946cm" svg:height="0.962cm" svg:x="18.7cm" svg:y="6.8cm">
          <draw:text-box>
            <text:p><text:span text:style-name="T1">Seite</text:span></text:p>
          </draw:text-box>
        </draw:frame>
        <draw:frame draw:style-name="gr19" draw:text-style-name="P2" draw:layer="layout" svg:width="8.215cm" svg:height="0.962cm" svg:x="9.985cm" svg:y="3.2cm">
          <draw:text-box>
            <text:p><text:span text:style-name="T1">Bettkasten ohne Einschübe</text:span></text:p>
          </draw:text-box>
        </draw:frame>
        <draw:line draw:style-name="gr8" draw:text-style-name="P3" draw:layer="layout" svg:x1="14.4cm" svg:y1="8.5cm" svg:x2="26.4cm" svg:y2="8.5cm">
          <text:p/>
        </draw:line>
        <draw:frame draw:style-name="gr11" draw:text-style-name="P4" draw:layer="layout" svg:width="1.129cm" svg:height="0.573cm" svg:x="19.7cm" svg:y="8.001cm">
          <draw:text-box>
            <text:p><text:span text:style-name="T2">1220</text:span></text:p>
          </draw:text-box>
        </draw:frame>
        <draw:line draw:style-name="gr8" draw:text-style-name="P3" draw:layer="layout" svg:x1="2.8cm" svg:y1="16cm" svg:x2="2.8cm" svg:y2="8.8cm">
          <text:p/>
        </draw:line>
        <draw:frame draw:style-name="gr20" draw:text-style-name="P6" draw:layer="layout" svg:width="0.972cm" svg:height="0.573cm" svg:x="1.8cm" svg:y="12.001cm">
          <draw:text-box>
            <text:p><text:span text:style-name="T3">619</text:span></text:p>
          </draw:text-box>
        </draw:frame>
        <draw:custom-shape draw:style-name="gr13" draw:text-style-name="P1" draw:layer="layout" svg:width="0.2cm" svg:height="5.2cm" svg:x="3.4cm" svg:y="10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cm" svg:height="5.2cm" svg:x="25.8cm" svg:y="10.8cm">
          <text:p/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0.659cm" svg:height="0.573cm" svg:x="3.425cm" svg:y="14.755cm">
          <draw:text-box>
            <text:p><text:span text:style-name="T2">3</text:span></text:p>
          </draw:text-box>
        </draw:frame>
        <draw:line draw:style-name="gr8" draw:text-style-name="P3" draw:layer="layout" svg:x1="11.9cm" svg:y1="16cm" svg:x2="11.9cm" svg:y2="10.791cm">
          <text:p/>
        </draw:line>
        <draw:frame draw:style-name="gr9" draw:text-style-name="P4" draw:layer="layout" svg:width="0.972cm" svg:height="0.573cm" svg:x="11.7cm" svg:y="12.702cm">
          <draw:text-box>
            <text:p><text:span text:style-name="T2">455</text:span></text:p>
          </draw:text-box>
        </draw:frame>
        <draw:line draw:style-name="gr8" draw:text-style-name="P3" draw:layer="layout" svg:x1="14.4cm" svg:y1="16.3cm" svg:x2="25.8cm" svg:y2="16.3cm">
          <text:p/>
        </draw:line>
        <draw:frame draw:style-name="gr11" draw:text-style-name="P4" draw:layer="layout" svg:width="1.129cm" svg:height="0.573cm" svg:x="19.701cm" svg:y="16.302cm">
          <draw:text-box>
            <text:p><text:span text:style-name="T2">1185</text:span></text:p>
          </draw:text-box>
        </draw:frame>
        <draw:line draw:style-name="gr8" draw:text-style-name="P3" draw:layer="layout" svg:x1="14.1cm" svg:y1="16.001cm" svg:x2="14.1cm" svg:y2="10.792cm">
          <text:p/>
        </draw:line>
        <draw:frame draw:style-name="gr9" draw:text-style-name="P4" draw:layer="layout" svg:width="0.972cm" svg:height="0.573cm" svg:x="13.3cm" svg:y="12.703cm">
          <draw:text-box>
            <text:p><text:span text:style-name="T2">455</text:span></text:p>
          </draw:text-box>
        </draw:frame>
        <draw:line draw:style-name="gr14" draw:text-style-name="P3" draw:layer="layout" svg:x1="3.6cm" svg:y1="15.8cm" svg:x2="11.4cm" svg:y2="15.8cm">
          <text:p/>
        </draw:line>
        <draw:frame draw:style-name="gr16" draw:text-style-name="P4" draw:layer="layout" svg:width="0.659cm" svg:height="0.573cm" svg:x="9.803cm" svg:y="15.355cm">
          <draw:text-box>
            <text:p><text:span text:style-name="T2">5</text:span></text:p>
          </draw:text-box>
        </draw:frame>
        <draw:custom-shape draw:style-name="gr21" draw:text-style-name="P7" draw:layer="layout" svg:width="0.6cm" svg:height="0.2cm" svg:x="14.4cm" svg:y="15.8cm">
          <text:p/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0.659cm" svg:height="0.573cm" svg:x="14.6cm" svg:y="15.227cm">
          <draw:text-box>
            <text:p><text:span text:style-name="T2">5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22" draw:text-style-name="P1" draw:layer="layout" svg:width="0.2cm" svg:height="7.2cm" svg:x="3.2cm" svg:y="8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2cm" svg:height="5.2cm" svg:x="11.4cm" svg:y="10.8cm">
          <text:p/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3.4cm" svg:y1="16cm" svg:x2="11.4cm" svg:y2="16cm">
          <text:p/>
        </draw:line>
        <draw:custom-shape draw:style-name="gr22" draw:text-style-name="P1" draw:layer="layout" svg:width="12cm" svg:height="7.2cm" svg:x="14.4cm" svg:y="8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217cm" svg:height="11.999cm" draw:transform="rotate (1.5700981950941) translate (14.401cm 10.785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2cm" svg:height="8.199cm" draw:transform="rotate (1.5700981950941) translate (3.401cm 10.785cm)">
          <text:p/>
          <draw:enhanced-geometry svg:viewBox="0 0 21600 21600" draw:type="rectangle" draw:enhanced-path="M 0 0 L 21600 0 21600 21600 0 21600 0 0 Z N"/>
        </draw:custom-shape>
        <draw:frame draw:style-name="gr24" draw:text-style-name="P2" draw:layer="layout" svg:width="7.508cm" svg:height="0.962cm" svg:x="9.9cm" svg:y="6.7cm">
          <draw:text-box>
            <text:p><text:span text:style-name="T1">Schubladen (ohne Front)</text:span></text:p>
          </draw:text-box>
        </draw:frame>
        <draw:frame draw:style-name="gr19" draw:text-style-name="P2" draw:layer="layout" svg:width="8.215cm" svg:height="0.962cm" svg:x="9.985cm" svg:y="3.2cm">
          <draw:text-box>
            <text:p><text:span text:style-name="T1">Bettkasten ohne Einschübe</text:span></text:p>
          </draw:text-box>
        </draw:frame>
        <draw:custom-shape draw:style-name="gr22" draw:text-style-name="P1" draw:layer="layout" svg:width="0.2cm" svg:height="5.2cm" svg:x="3.4cm" svg:y="10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2cm" svg:height="5.2cm" svg:x="25.8cm" svg:y="10.8cm">
          <text:p/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3.6cm" svg:y1="15.8cm" svg:x2="11.4cm" svg:y2="15.8cm">
          <text:p/>
        </draw:line>
        <draw:custom-shape draw:style-name="gr25" draw:text-style-name="P8" draw:layer="layout" svg:width="0.6cm" svg:height="0.2cm" svg:x="14.4cm" svg:y="15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141cm" svg:height="7.112cm" draw:transform="rotate (1.5700981950941) translate (3.948cm 15.394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184cm" svg:height="3.804cm" svg:x="11.06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111cm" svg:height="0.4cm" svg:x="3.612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11cm" svg:height="0.4cm" svg:x="11.296cm" svg:y="12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597cm" svg:height="7.112cm" draw:transform="rotate (1.5700981950941) translate (3.948cm 15.594cm)">
          <text:p/>
          <draw:enhanced-geometry svg:viewBox="0 0 21600 21600" draw:type="rectangle" draw:enhanced-path="M 0 0 L 21600 0 21600 21600 0 21600 0 0 Z N"/>
        </draw:custom-shape>
        <draw:frame draw:style-name="gr27" draw:text-style-name="P4" draw:layer="layout" svg:width="0.685cm" svg:height="0.573cm" svg:x="3.723cm" svg:y="13.101cm">
          <draw:text-box>
            <text:p><text:span text:style-name="T2">6</text:span></text:p>
          </draw:text-box>
        </draw:frame>
        <draw:frame draw:style-name="gr16" draw:text-style-name="P4" draw:layer="layout" svg:width="0.659cm" svg:height="0.573cm" svg:x="10.63cm" svg:y="13.402cm">
          <draw:text-box>
            <text:p><text:span text:style-name="T2">6</text:span></text:p>
          </draw:text-box>
        </draw:frame>
        <draw:frame draw:style-name="gr16" draw:text-style-name="P4" draw:layer="layout" svg:width="0.659cm" svg:height="0.573cm" svg:x="4.951cm" svg:y="14.535cm">
          <draw:text-box>
            <text:p><text:span text:style-name="T2">7</text:span></text:p>
          </draw:text-box>
        </draw:frame>
        <draw:frame draw:style-name="gr16" draw:text-style-name="P4" draw:layer="layout" svg:width="0.659cm" svg:height="0.573cm" svg:x="4.952cm" svg:y="15.004cm">
          <draw:text-box>
            <text:p><text:span text:style-name="T2">8</text:span></text:p>
          </draw:text-box>
        </draw:frame>
        <draw:custom-shape draw:style-name="gr13" draw:text-style-name="P1" draw:layer="layout" svg:width="10.54cm" svg:height="3.804cm" svg:x="14.412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141cm" svg:height="10.404cm" draw:transform="rotate (1.5700981950941) translate (14.548cm 15.395cm)">
          <text:p/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0.659cm" svg:height="0.573cm" svg:x="14.202cm" svg:y="13.402cm">
          <draw:text-box>
            <text:p><text:span text:style-name="T2">6</text:span></text:p>
          </draw:text-box>
        </draw:frame>
        <draw:frame draw:style-name="gr16" draw:text-style-name="P4" draw:layer="layout" svg:width="0.659cm" svg:height="0.573cm" svg:x="15.853cm" svg:y="15.105cm">
          <draw:text-box>
            <text:p><text:span text:style-name="T2">8</text:span></text:p>
          </draw:text-box>
        </draw:frame>
        <draw:custom-shape draw:style-name="gr26" draw:text-style-name="P1" draw:layer="layout" svg:width="0.597cm" svg:height="0.133cm" draw:transform="rotate (1.5700981950941) translate (14.415cm 15.6cm)">
          <text:p/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0.659cm" svg:height="0.573cm" svg:x="13.952cm" svg:y="14.9cm">
          <draw:text-box>
            <text:p><text:span text:style-name="T2">7</text:span></text:p>
          </draw:text-box>
        </draw:frame>
        <draw:custom-shape draw:style-name="gr13" draw:text-style-name="P1" draw:layer="layout" svg:width="3.8cm" svg:height="0.133cm" draw:transform="rotate (1.5700981950941) translate (24.96cm 15.6cm)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3.584cm" svg:y1="16.2cm" svg:x2="11.388cm" svg:y2="16.208cm">
          <text:p/>
        </draw:line>
        <draw:frame draw:style-name="gr9" draw:text-style-name="P4" draw:layer="layout" svg:width="0.972cm" svg:height="0.573cm" svg:x="7cm" svg:y="16.101cm">
          <draw:text-box>
            <text:p><text:span text:style-name="T2">640</text:span></text:p>
          </draw:text-box>
        </draw:frame>
        <draw:line draw:style-name="gr8" draw:text-style-name="P3" draw:layer="layout" svg:x1="3.944cm" svg:y1="14.1cm" svg:x2="11.06cm" svg:y2="14.1cm">
          <text:p/>
        </draw:line>
        <draw:frame draw:style-name="gr9" draw:text-style-name="P4" draw:layer="layout" svg:width="0.972cm" svg:height="0.573cm" svg:x="7cm" svg:y="13.602cm">
          <draw:text-box>
            <text:p><text:span text:style-name="T2">571</text:span></text:p>
          </draw:text-box>
        </draw:frame>
        <draw:line draw:style-name="gr8" draw:text-style-name="P3" draw:layer="layout" svg:x1="3.76cm" svg:y1="11.502cm" svg:x2="11.26cm" svg:y2="11.504cm">
          <text:p/>
        </draw:line>
        <draw:frame draw:style-name="gr9" draw:text-style-name="P4" draw:layer="layout" svg:width="0.972cm" svg:height="0.573cm" svg:x="7cm" svg:y="11.104cm">
          <draw:text-box>
            <text:p><text:span text:style-name="T2">601</text:span></text:p>
          </draw:text-box>
        </draw:frame>
        <draw:custom-shape draw:style-name="gr13" draw:text-style-name="P1" draw:layer="layout" svg:width="3.804cm" svg:height="7.487cm" draw:transform="rotate (1.5700981950941) translate (3.755cm 15.601cm)">
          <text:p/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0.659cm" svg:height="0.573cm" svg:x="4.951cm" svg:y="11.7cm">
          <draw:text-box>
            <text:p><text:span text:style-name="T2">9</text:span></text:p>
          </draw:text-box>
        </draw:frame>
        <draw:frame draw:style-name="gr16" draw:text-style-name="P4" draw:layer="layout" svg:width="0.659cm" svg:height="0.573cm" svg:x="25.004cm" svg:y="12.601cm">
          <draw:text-box>
            <text:p><text:span text:style-name="T2">9</text:span></text:p>
          </draw:text-box>
        </draw:frame>
        <draw:custom-shape draw:style-name="gr13" draw:text-style-name="P1" draw:layer="layout" svg:width="0.184cm" svg:height="3.804cm" svg:x="3.76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7.796cm" svg:y1="11.8cm" svg:x2="17.796cm" svg:y2="15.601cm">
          <text:p/>
        </draw:line>
        <draw:frame draw:style-name="gr9" draw:text-style-name="P4" draw:layer="layout" svg:width="0.972cm" svg:height="0.573cm" svg:x="17.68cm" svg:y="12.828cm">
          <draw:text-box>
            <text:p><text:span text:style-name="T2">340</text:span></text:p>
          </draw:text-box>
        </draw:frame>
        <draw:line draw:style-name="gr8" draw:text-style-name="P3" draw:layer="layout" svg:x1="14.378cm" svg:y1="11.602cm" svg:x2="24.972cm" svg:y2="11.574cm">
          <text:p/>
        </draw:line>
        <draw:frame draw:style-name="gr9" draw:text-style-name="P4" draw:layer="layout" svg:width="0.972cm" svg:height="0.573cm" svg:x="18.88cm" svg:y="11.129cm">
          <draw:text-box>
            <text:p><text:span text:style-name="T2">991</text:span></text:p>
          </draw:text-box>
        </draw:frame>
        <draw:line draw:style-name="gr8" draw:text-style-name="P3" draw:layer="layout" svg:x1="14.546cm" svg:y1="15.102cm" svg:x2="24.952cm" svg:y2="15.074cm">
          <text:p/>
        </draw:line>
        <draw:frame draw:style-name="gr9" draw:text-style-name="P4" draw:layer="layout" svg:width="0.972cm" svg:height="0.573cm" svg:x="18.88cm" svg:y="14.63cm">
          <draw:text-box>
            <text:p><text:span text:style-name="T2">976</text:span></text:p>
          </draw:text-box>
        </draw:frame>
        <draw:line draw:style-name="gr28" draw:text-style-name="P3" draw:layer="layout" svg:x1="3.755cm" svg:y1="10.8cm" svg:x2="2.6cm" svg:y2="10.8cm">
          <text:p/>
        </draw:line>
        <draw:line draw:style-name="gr28" draw:text-style-name="P3" draw:layer="layout" svg:x1="3.756cm" svg:y1="12.7cm" svg:x2="2.6cm" svg:y2="12.7cm">
          <text:p/>
        </draw:line>
        <draw:line draw:style-name="gr28" draw:text-style-name="P3" draw:layer="layout" svg:x1="3.743cm" svg:y1="15.618cm" svg:x2="2.6cm" svg:y2="15.648cm">
          <text:p/>
        </draw:line>
        <draw:line draw:style-name="gr8" draw:text-style-name="P3" draw:layer="layout" svg:x1="2.8cm" svg:y1="10.8cm" svg:x2="2.8cm" svg:y2="12.7cm">
          <text:p/>
        </draw:line>
        <draw:line draw:style-name="gr8" draw:text-style-name="P3" draw:layer="layout" svg:x1="2.8cm" svg:y1="12.7cm" svg:x2="2.8cm" svg:y2="15.648cm">
          <text:p/>
        </draw:line>
        <draw:frame draw:style-name="gr9" draw:text-style-name="P4" draw:layer="layout" svg:width="0.972cm" svg:height="0.573cm" svg:x="2cm" svg:y="11.479cm">
          <draw:text-box>
            <text:p><text:span text:style-name="T2">145</text:span></text:p>
          </draw:text-box>
        </draw:frame>
        <draw:frame draw:style-name="gr9" draw:text-style-name="P4" draw:layer="layout" svg:width="0.972cm" svg:height="0.573cm" svg:x="2cm" svg:y="13.756cm">
          <draw:text-box>
            <text:p><text:span text:style-name="T2">285</text:span></text:p>
          </draw:text-box>
        </draw:frame>
        <draw:line draw:style-name="gr29" draw:text-style-name="P3" draw:layer="layout" svg:x1="9.6cm" svg:y1="9.8cm" svg:x2="11.4cm" svg:y2="12.6cm">
          <text:p/>
        </draw:line>
        <draw:frame draw:style-name="gr30" draw:text-style-name="P9" draw:layer="layout" svg:width="6.738cm" svg:height="0.962cm" svg:x="5.062cm" svg:y="8.838cm">
          <draw:text-box>
            <text:p>Auszüge 19,5mm dick</text:p>
          </draw:text-box>
        </draw:frame>
        <draw:line draw:style-name="gr29" draw:text-style-name="P3" draw:layer="layout" svg:x1="5.6cm" svg:y1="10cm" svg:x2="3.723cm" svg:y2="12.5cm">
          <text:p/>
        </draw:lin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31" draw:text-style-name="P2" draw:layer="layout" svg:width="2.614cm" svg:height="0.962cm" svg:x="9.985cm" svg:y="3.2cm">
          <draw:text-box>
            <text:p><text:span text:style-name="T1">Kopfteil</text:span></text:p>
          </draw:text-box>
        </draw:frame>
        <draw:line draw:style-name="gr8" draw:text-style-name="P3" draw:layer="layout" svg:x1="11.8cm" svg:y1="17.201cm" svg:x2="23.6cm" svg:y2="17.201cm">
          <text:p/>
        </draw:line>
        <draw:frame draw:style-name="gr11" draw:text-style-name="P4" draw:layer="layout" svg:width="1.129cm" svg:height="0.573cm" svg:x="17.1cm" svg:y="17.202cm">
          <draw:text-box>
            <text:p><text:span text:style-name="T2">1220</text:span></text:p>
          </draw:text-box>
        </draw:frame>
        <draw:custom-shape draw:style-name="gr32" draw:text-style-name="P1" draw:layer="layout" svg:width="2.468cm" svg:height="0.214cm" svg:x="6.532cm" svg:y="5.57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1" draw:layer="layout" svg:width="0.205cm" svg:height="1.234cm" draw:transform="rotate (1.5700981950941) translate (7.3cm 6.99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8.697cm" svg:x="7.1cm" svg:y="8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cm" svg:height="10.902cm" svg:x="8.534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05cm" svg:height="1.234cm" draw:transform="rotate (1.5700981950941) translate (7.3cm 9.29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05cm" svg:height="1.234cm" draw:transform="rotate (1.5700981950941) translate (7.3cm 10.39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05cm" svg:height="1.234cm" draw:transform="rotate (1.5700981950941) translate (7.3cm 11.39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05cm" svg:height="1.234cm" draw:transform="rotate (1.5700981950941) translate (7.3cm 16.701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204cm" svg:height="9.356cm" draw:transform="rotate (1.5700981950941) translate (14.2cm 10.4cm)">
          <text:p text:style-name="P10"/>
          <text:p text:style-name="P10"/>
          <text:p text:style-name="P10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cm" svg:height="10.902cm" svg:x="23.59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634cm" svg:height="10.758cm" svg:x="7.1cm" svg:y="5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0.204cm" svg:height="9.356cm" draw:transform="rotate (1.5700981950941) translate (14.2cm 11.401cm)">
          <text:p text:style-name="P10"/>
          <text:p text:style-name="P10"/>
          <text:p text:style-name="P10"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24.4cm" svg:y1="16.8cm" svg:x2="24.4cm" svg:y2="11.2cm">
          <text:p/>
        </draw:line>
        <draw:frame draw:style-name="gr9" draw:text-style-name="P4" draw:layer="layout" svg:width="0.972cm" svg:height="0.573cm" svg:x="24.301cm" svg:y="13.803cm">
          <draw:text-box>
            <text:p><text:span text:style-name="T2">465</text:span></text:p>
          </draw:text-box>
        </draw:frame>
        <draw:custom-shape draw:style-name="gr13" draw:text-style-name="P1" draw:layer="layout" svg:width="11.993cm" svg:height="8.697cm" svg:x="11.567cm" svg:y="8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164cm" svg:height="2cm" svg:x="11.55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0.204cm" svg:height="12cm" draw:transform="rotate (1.5700981950941) translate (11.55cm 8.004cm)">
          <text:p text:style-name="P10"/>
          <text:p text:style-name="P10"/>
          <text:p text:style-name="P10"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209cm" svg:height="1.156cm" draw:transform="rotate (1.5700981950941) translate (22.4cm 6.998cm)">
          <text:p text:style-name="P10"/>
          <text:p text:style-name="P10"/>
          <text:p text:style-name="P10"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204cm" svg:height="12cm" draw:transform="rotate (1.5700981950941) translate (11.55cm 8.004cm)">
          <text:p text:style-name="P10"/>
          <text:p text:style-name="P10"/>
          <text:p text:style-name="P10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39cm" svg:height="2.006cm" svg:x="21.2cm" svg:y="5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2.014cm" svg:height="0.194cm" draw:transform="rotate (1.5700981950941) translate (22.208cm 7.808cm)">
          <text:p text:style-name="P10"/>
          <text:p text:style-name="P10"/>
          <text:p text:style-name="P10"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8.693cm" svg:height="0.194cm" draw:transform="rotate (1.5700981950941) translate (14cm 16.705cm)">
          <text:p text:style-name="P10"/>
          <text:p text:style-name="P10"/>
          <text:p text:style-name="P10"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204cm" svg:height="9.356cm" draw:transform="rotate (1.5700981950941) translate (14.2cm 9.301cm)">
          <text:p text:style-name="P10"/>
          <text:p text:style-name="P10"/>
          <text:p text:style-name="P10"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204cm" svg:height="9.356cm" draw:transform="rotate (1.5700981950941) translate (14.2cm 16.702cm)">
          <text:p text:style-name="P10"/>
          <text:p text:style-name="P10"/>
          <text:p text:style-name="P10"/>
          <draw:enhanced-geometry svg:viewBox="0 0 21600 21600" draw:type="rectangle" draw:enhanced-path="M 0 0 L 21600 0 21600 21600 0 21600 0 0 Z N"/>
        </draw:custom-shape>
        <draw:line draw:style-name="gr35" draw:text-style-name="P3" draw:layer="layout" svg:x1="10.9cm" svg:y1="11.2cm" svg:x2="24.7cm" svg:y2="11.2cm">
          <text:p/>
        </draw:line>
        <draw:line draw:style-name="gr35" draw:text-style-name="P3" draw:layer="layout" svg:x1="10.9cm" svg:y1="8.7cm" svg:x2="24.7cm" svg:y2="8.7cm">
          <text:p/>
        </draw:line>
        <draw:line draw:style-name="gr8" draw:text-style-name="P3" draw:layer="layout" svg:x1="24.4cm" svg:y1="11.2cm" svg:x2="24.4cm" svg:y2="8.7cm">
          <text:p/>
        </draw:line>
        <draw:frame draw:style-name="gr9" draw:text-style-name="P4" draw:layer="layout" svg:width="0.972cm" svg:height="0.573cm" svg:x="24.428cm" svg:y="9.627cm">
          <draw:text-box>
            <text:p><text:span text:style-name="T2">330</text:span></text:p>
          </draw:text-box>
        </draw:frame>
        <draw:custom-shape draw:style-name="gr32" draw:text-style-name="P1" draw:layer="layout" svg:width="12.258cm" svg:height="0.185cm" svg:x="11.552cm" svg:y="5.61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204cm" svg:height="0.15cm" draw:transform="rotate (1.5700981950941) translate (6.95cm 8.004cm)">
          <text:p text:style-name="P10"/>
          <text:p text:style-name="P10"/>
          <text:p text:style-name="P10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1.99cm" svg:x="7.1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0.205cm" svg:height="1.4cm" draw:transform="rotate (1.5700981950941) translate (7.1cm 8.004cm)">
          <text:p text:style-name="P10"/>
          <text:p text:style-name="P10"/>
          <text:p text:style-name="P10"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24.4cm" svg:y1="11.2cm" svg:x2="24.4cm" svg:y2="8.7cm">
          <text:p/>
        </draw:line>
        <draw:line draw:style-name="gr8" draw:text-style-name="P3" draw:layer="layout" svg:x1="11.2cm" svg:y1="11.2cm" svg:x2="11.2cm" svg:y2="5.6cm">
          <text:p/>
        </draw:line>
        <draw:frame draw:style-name="gr9" draw:text-style-name="P4" draw:layer="layout" svg:width="0.972cm" svg:height="0.573cm" svg:x="10.4cm" svg:y="7.8cm">
          <draw:text-box>
            <text:p><text:span text:style-name="T2">780</text:span></text:p>
          </draw:text-box>
        </draw:frame>
        <draw:line draw:style-name="gr8" draw:text-style-name="P3" draw:layer="layout" svg:x1="12.8cm" svg:y1="7.8cm" svg:x2="12.8cm" svg:y2="5.794cm">
          <text:p/>
        </draw:line>
        <draw:frame draw:style-name="gr9" draw:text-style-name="P4" draw:layer="layout" svg:width="0.972cm" svg:height="0.573cm" svg:x="12.628cm" svg:y="6.4cm">
          <draw:text-box>
            <text:p><text:span text:style-name="T2">280</text:span></text:p>
          </draw:text-box>
        </draw:frame>
        <draw:line draw:style-name="gr8" draw:text-style-name="P3" draw:layer="layout" svg:x1="20.1cm" svg:y1="11.2cm" svg:x2="20.1cm" svg:y2="8.012cm">
          <text:p/>
        </draw:line>
        <draw:frame draw:style-name="gr9" draw:text-style-name="P4" draw:layer="layout" svg:width="0.972cm" svg:height="0.573cm" svg:x="19.928cm" svg:y="9.328cm">
          <draw:text-box>
            <text:p><text:span text:style-name="T2">464</text:span></text:p>
          </draw:text-box>
        </draw:frame>
        <draw:line draw:style-name="gr8" draw:text-style-name="P3" draw:layer="layout" svg:x1="8.534cm" svg:y1="6.4cm" svg:x2="7.3cm" svg:y2="6.394cm">
          <text:p/>
        </draw:line>
        <draw:frame draw:style-name="gr9" draw:text-style-name="P4" draw:layer="layout" svg:width="0.972cm" svg:height="0.573cm" svg:x="7.328cm" svg:y="5.901cm">
          <draw:text-box>
            <text:p><text:span text:style-name="T2">200</text:span></text:p>
          </draw:text-box>
        </draw:frame>
        <draw:custom-shape draw:style-name="gr13" draw:text-style-name="P1" draw:layer="layout" svg:width="0.2cm" svg:height="10.349cm" svg:x="8.797cm" svg:y="5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6.8cm" svg:y1="16.797cm" svg:x2="16.8cm" svg:y2="8.012cm">
          <text:p/>
        </draw:line>
        <draw:frame draw:style-name="gr9" draw:text-style-name="P4" draw:layer="layout" svg:width="0.972cm" svg:height="0.573cm" svg:x="16.701cm" svg:y="13.104cm">
          <draw:text-box>
            <text:p><text:span text:style-name="T2">929</text:span></text:p>
          </draw:text-box>
        </draw:frame>
        <draw:frame draw:style-name="gr10" draw:text-style-name="P4" draw:layer="layout" svg:width="0.815cm" svg:height="0.573cm" svg:x="11.828cm" svg:y="16.236cm">
          <draw:text-box>
            <text:p><text:span text:style-name="T2">15</text:span></text:p>
          </draw:text-box>
        </draw:frame>
        <draw:frame draw:style-name="gr9" draw:text-style-name="P4" draw:layer="layout" svg:width="0.972cm" svg:height="0.573cm" svg:x="22.479cm" svg:y="6.093cm">
          <draw:text-box>
            <text:p><text:span text:style-name="T2">200</text:span></text:p>
          </draw:text-box>
        </draw:frame>
        <draw:line draw:style-name="gr8" draw:text-style-name="P3" draw:layer="layout" svg:x1="23.59cm" svg:y1="6.6cm" svg:x2="22.356cm" svg:y2="6.594cm">
          <text:p/>
        </draw:line>
        <draw:frame draw:style-name="gr10" draw:text-style-name="P4" draw:layer="layout" svg:width="0.815cm" svg:height="0.573cm" svg:x="22.5cm" svg:y="6.789cm">
          <draw:text-box>
            <text:p><text:span text:style-name="T2">23</text:span></text:p>
          </draw:text-box>
        </draw:frame>
        <draw:frame draw:style-name="gr10" draw:text-style-name="P4" draw:layer="layout" svg:width="0.815cm" svg:height="0.573cm" svg:x="13.429cm" svg:y="14.537cm">
          <draw:text-box>
            <text:p><text:span text:style-name="T2">16</text:span></text:p>
          </draw:text-box>
        </draw:frame>
        <draw:line draw:style-name="gr8" draw:text-style-name="P3" draw:layer="layout" svg:x1="23.56cm" svg:y1="12cm" svg:x2="14.2cm" svg:y2="12cm">
          <text:p/>
        </draw:line>
        <draw:frame draw:style-name="gr10" draw:text-style-name="P4" draw:layer="layout" svg:width="0.815cm" svg:height="0.573cm" svg:x="18.43cm" svg:y="16.038cm">
          <draw:text-box>
            <text:p><text:span text:style-name="T2">17</text:span></text:p>
          </draw:text-box>
        </draw:frame>
        <draw:frame draw:style-name="gr11" draw:text-style-name="P4" draw:layer="layout" svg:width="1.129cm" svg:height="0.573cm" svg:x="18.431cm" svg:y="11.939cm">
          <draw:text-box>
            <text:p><text:span text:style-name="T2">1100</text:span></text:p>
          </draw:text-box>
        </draw:frame>
        <draw:frame draw:style-name="gr10" draw:text-style-name="P4" draw:layer="layout" svg:width="0.815cm" svg:height="0.573cm" svg:x="18.431cm" svg:y="10.839cm">
          <draw:text-box>
            <text:p><text:span text:style-name="T2">17</text:span></text:p>
          </draw:text-box>
        </draw:frame>
        <draw:frame draw:style-name="gr10" draw:text-style-name="P4" draw:layer="layout" svg:width="0.815cm" svg:height="0.573cm" svg:x="18.432cm" svg:y="9.84cm">
          <draw:text-box>
            <text:p><text:span text:style-name="T2">17</text:span></text:p>
          </draw:text-box>
        </draw:frame>
        <draw:frame draw:style-name="gr10" draw:text-style-name="P4" draw:layer="layout" svg:width="0.815cm" svg:height="0.573cm" svg:x="18.433cm" svg:y="8.741cm">
          <draw:text-box>
            <text:p><text:span text:style-name="T2">17</text:span></text:p>
          </draw:text-box>
        </draw:frame>
        <draw:frame draw:style-name="gr10" draw:text-style-name="P4" draw:layer="layout" svg:width="0.815cm" svg:height="0.573cm" svg:x="18.434cm" svg:y="7.342cm">
          <draw:text-box>
            <text:p><text:span text:style-name="T2">19</text:span></text:p>
          </draw:text-box>
        </draw:frame>
        <draw:frame draw:style-name="gr10" draw:text-style-name="P4" draw:layer="layout" svg:width="0.815cm" svg:height="0.573cm" svg:x="6.336cm" svg:y="7.617cm">
          <draw:text-box>
            <text:p><text:span text:style-name="T2">19</text:span></text:p>
          </draw:text-box>
        </draw:frame>
        <draw:frame draw:style-name="gr10" draw:text-style-name="P4" draw:layer="layout" svg:width="0.815cm" svg:height="0.573cm" svg:x="11.535cm" svg:y="6.543cm">
          <draw:text-box>
            <text:p><text:span text:style-name="T2">20</text:span></text:p>
          </draw:text-box>
        </draw:frame>
        <draw:frame draw:style-name="gr10" draw:text-style-name="P4" draw:layer="layout" svg:width="0.815cm" svg:height="0.573cm" svg:x="21.636cm" svg:y="6.344cm">
          <draw:text-box>
            <text:p><text:span text:style-name="T2">21</text:span></text:p>
          </draw:text-box>
        </draw:frame>
        <draw:custom-shape draw:style-name="gr33" draw:text-style-name="P1" draw:layer="layout" svg:width="2.014cm" svg:height="0.194cm" draw:transform="rotate (1.5700981950941) translate (21.274cm 7.808cm)">
          <text:p text:style-name="P10"/>
          <text:p text:style-name="P10"/>
          <text:p text:style-name="P10"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0.815cm" svg:height="0.573cm" svg:x="21.137cm" svg:y="6.345cm">
          <draw:text-box>
            <text:p><text:span text:style-name="T2">21</text:span></text:p>
          </draw:text-box>
        </draw:frame>
        <draw:line draw:style-name="gr8" draw:text-style-name="P3" draw:layer="layout" svg:x1="9cm" svg:y1="5.4cm" svg:x2="6.566cm" svg:y2="5.394cm">
          <text:p/>
        </draw:line>
        <draw:frame draw:style-name="gr9" draw:text-style-name="P4" draw:layer="layout" svg:width="0.972cm" svg:height="0.573cm" svg:x="7.3cm" svg:y="4.938cm">
          <draw:text-box>
            <text:p><text:span text:style-name="T2">285</text:span></text:p>
          </draw:text-box>
        </draw:frame>
        <draw:frame draw:style-name="gr10" draw:text-style-name="P4" draw:layer="layout" svg:width="0.815cm" svg:height="0.573cm" svg:x="17.138cm" svg:y="5.719cm">
          <draw:text-box>
            <text:p><text:span text:style-name="T2">22</text:span></text:p>
          </draw:text-box>
        </draw:frame>
        <draw:frame draw:style-name="gr10" draw:text-style-name="P4" draw:layer="layout" svg:width="0.815cm" svg:height="0.573cm" svg:x="6cm" svg:y="5.627cm">
          <draw:text-box>
            <text:p><text:span text:style-name="T2">22</text:span></text:p>
          </draw:text-box>
        </draw:frame>
        <draw:frame draw:style-name="gr10" draw:text-style-name="P4" draw:layer="layout" svg:width="0.815cm" svg:height="0.573cm" svg:x="20.638cm" svg:y="6.346cm">
          <draw:text-box>
            <text:p><text:span text:style-name="T2">24</text:span></text:p>
          </draw:text-box>
        </draw:frame>
        <draw:custom-shape draw:style-name="gr36" draw:text-style-name="P10" draw:layer="layout" svg:width="0.4cm" svg:height="0.4cm" svg:x="21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3" draw:layer="layout" svg:x1="22cm" svg:y1="4cm" svg:x2="21.8cm" svg:y2="6.918cm">
          <text:p/>
        </draw:line>
        <draw:frame draw:style-name="gr37" draw:text-style-name="P11" draw:layer="layout" svg:width="4.274cm" svg:height="0.963cm" svg:x="20.4cm" svg:y="3.237cm">
          <draw:text-box>
            <text:p><text:span text:style-name="T4">Drehdrück</text:span></text:p>
            <text:p><text:span text:style-name="T4">Siehe Konstruktionsdetails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38" draw:text-style-name="P2" draw:layer="layout" svg:width="6.17cm" svg:height="0.962cm" svg:x="9.985cm" svg:y="3.2cm">
          <draw:text-box>
            <text:p><text:span text:style-name="T1">Konstruktionsdetails</text:span></text:p>
          </draw:text-box>
        </draw:frame>
        <draw:frame draw:style-name="standard" draw:layer="layout" svg:width="14.098cm" svg:height="12.198cm" svg:x="10.669cm" svg:y="7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Drehdrück</text:span></text:p>
              </table:table-cell>
              <table:table-cell>
                <text:p><text:span text:style-name="T5">Grayhill 62S Series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5">Drehdrück Knopf</text:span></text:p>
                <text:p><text:span text:style-name="T5"/></text:p>
              </table:table-cell>
              <table:table-cell>
                <text:p><text:span text:style-name="T5">www.musikding.de</text:span></text:p>
              </table:table-cell>
              <table:table-cell>
                <text:p><text:span text:style-name="T5">Aluminium Knopf 25mm <text:s text:c="3"/>565</text:span></text:p>
              </table:table-cell>
            </table:table-row>
            <table:table-row table:style-name="ro3" table:default-cell-style-name="ce1">
              <table:table-cell>
                <text:p><text:span text:style-name="T5">Lichtschiene Corner 30°</text:span></text:p>
              </table:table-cell>
              <table:table-cell>
                <text:p><text:span text:style-name="T5">2M Alu Profil</text:span></text:p>
              </table:table-cell>
              <table:table-cell>
                <text:p><text:span text:style-name="T5">Ebay Item: 171328930285</text:span></text:p>
                <text:p><text:span text:style-name="T5">Corner 30°</text:span></text:p>
                <text:p><text:span text:style-name="T5">Innenmaß 10mm</text:span></text:p>
                <text:p><text:span text:style-name="T5">Länge: 2 Meter</text:span></text:p>
                <text:p><text:span text:style-name="T5">Breite: 20mm</text:span></text:p>
                <text:p><text:span text:style-name="T5">Höhe: 16mm</text:span></text:p>
                <text:p><text:span text:style-name="T5">Oberfläche: Natureloxiert</text:span></text:p>
                <text:p><text:span text:style-name="T5">opal (milchglas)</text:span></text:p>
              </table:table-cell>
            </table:table-row>
            <table:table-row table:style-name="ro3" table:default-cell-style-name="ce1">
              <table:table-cell>
                <text:p><text:span text:style-name="T5">Lichtschiene flach</text:span></text:p>
              </table:table-cell>
              <table:table-cell>
                <text:p><text:span text:style-name="T5">2M Alu Profil</text:span></text:p>
              </table:table-cell>
              <table:table-cell>
                <text:p><text:span text:style-name="T5">Ebay Item: 171328930285</text:span></text:p>
                <text:p><text:span text:style-name="T5">Flach</text:span></text:p>
                <text:p><text:span text:style-name="T5">Innenmaß 10mm</text:span></text:p>
                <text:p><text:span text:style-name="T5">Länge: 2 Meter</text:span></text:p>
                <text:p><text:span text:style-name="T5">Breite: 20mm</text:span></text:p>
                <text:p><text:span text:style-name="T5">Höhe: 16mm</text:span></text:p>
                <text:p><text:span text:style-name="T5">Oberfläche: Natureloxiert</text:span></text:p>
                <text:p><text:span text:style-name="T5">Abdeckung: opal (milchglas)</text:span></text:p>
              </table:table-cell>
            </table:table-row>
            <table:table-row table:style-name="ro4" table:default-cell-style-name="ce1">
              <table:table-cell>
                <text:p><text:span text:style-name="T5">Vollauszüge 900mm</text:span></text:p>
                <text:p><text:span text:style-name="T5">SO-Tech</text:span></text:p>
              </table:table-cell>
              <table:table-cell>
                <text:p><text:span text:style-name="T5">Vollauszüge 80Kg / 250 - 1500 mm / Schwerlastauszüge Vollauszug Schubladenauszug</text:span></text:p>
                <text:p><text:span text:style-name="T5">19,5mm dick</text:span></text:p>
              </table:table-cell>
              <table:table-cell>
                <text:p><text:span text:style-name="T5">Ebay Artnr. <text:s/>152054023018</text:span></text:p>
              </table:table-cell>
            </table:table-row>
            <table:table-row table:style-name="ro5" table:default-cell-style-name="ce1">
              <table:table-cell>
                <text:p><text:span text:style-name="T5">Bondex Hartöl 0,75l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custom-shape draw:style-name="gr39" draw:text-style-name="P1" draw:layer="layout" svg:width="4.795cm" svg:height="20.403cm" draw:transform="rotate (1.5700981950941) translate (4.795cm 17.888cm)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4.8cm" svg:y1="12.3cm" svg:x2="25.2cm" svg:y2="12.3cm">
          <text:p/>
        </draw:line>
        <draw:line draw:style-name="gr8" draw:text-style-name="P3" draw:layer="layout" svg:x1="4.4cm" svg:y1="17.9cm" svg:x2="4.4cm" svg:y2="13.1cm">
          <text:p/>
        </draw:line>
        <draw:frame draw:style-name="gr9" draw:text-style-name="P4" draw:layer="layout" svg:width="0.972cm" svg:height="0.573cm" svg:x="3.228cm" svg:y="15cm">
          <draw:text-box>
            <text:p><text:span text:style-name="T2">500</text:span></text:p>
          </draw:text-box>
        </draw:frame>
        <draw:frame draw:style-name="gr11" draw:text-style-name="P4" draw:layer="layout" svg:width="1.129cm" svg:height="0.573cm" svg:x="14cm" svg:y="11.727cm">
          <draw:text-box>
            <text:p><text:span text:style-name="T2">2200</text:span></text:p>
          </draw:text-box>
        </draw:frame>
        <draw:g>
          <draw:custom-shape draw:style-name="gr40" draw:text-style-name="P1" draw:layer="layout" svg:width="3.596cm" svg:height="10.005cm" draw:transform="rotate (1.5700981950941) translate (4.992cm 17.772cm)">
            <text:p text:style-name="P10">26</text:p>
            <draw:enhanced-geometry svg:viewBox="0 0 21600 21600" draw:type="rectangle" draw:enhanced-path="M 0 0 L 21600 0 21600 21600 0 21600 0 0 Z N"/>
          </draw:custom-shape>
          <draw:frame draw:style-name="gr41" draw:text-style-name="P4" draw:layer="layout" svg:width="1.129cm" svg:height="0.573cm" svg:x="9.799cm" svg:y="17.179cm">
            <draw:text-box>
              <text:p><text:span text:style-name="T2">1243</text:span></text:p>
            </draw:text-box>
          </draw:frame>
          <draw:frame draw:style-name="gr42" draw:text-style-name="P4" draw:layer="layout" svg:width="0.972cm" svg:height="0.573cm" svg:x="14.028cm" svg:y="15.979cm">
            <draw:text-box>
              <text:p><text:span text:style-name="T2">371</text:span></text:p>
            </draw:text-box>
          </draw:frame>
        </draw:g>
        <draw:g>
          <draw:custom-shape draw:style-name="gr40" draw:text-style-name="P1" draw:layer="layout" svg:width="2.798cm" svg:height="5.799cm" draw:transform="rotate (1.5700981950941) translate (15.099cm 17.779cm)">
            <text:p text:style-name="P10">10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text-style-name="P4" draw:layer="layout" svg:width="0.972cm" svg:height="0.573cm" svg:x="19.899cm" svg:y="16.21cm">
            <draw:text-box>
              <text:p><text:span text:style-name="T2">360</text:span></text:p>
            </draw:text-box>
          </draw:frame>
          <draw:frame draw:style-name="gr42" draw:text-style-name="P4" draw:layer="layout" svg:width="0.972cm" svg:height="0.573cm" svg:x="17.425cm" svg:y="17.183cm">
            <draw:text-box>
              <text:p><text:span text:style-name="T2">667</text:span></text:p>
            </draw:text-box>
          </draw:frame>
        </draw:g>
        <draw:g>
          <draw:frame draw:style-name="gr42" draw:text-style-name="P4" draw:layer="layout" svg:width="0.972cm" svg:height="0.573cm" svg:x="22.228cm" svg:y="16.327cm">
            <draw:text-box>
              <text:p><text:span text:style-name="T2">280</text:span></text:p>
            </draw:text-box>
          </draw:frame>
          <draw:g>
            <draw:custom-shape draw:style-name="gr40" draw:text-style-name="P1" draw:layer="layout" svg:width="2.405cm" svg:height="1.998cm" draw:transform="rotate (1.5700981950941) translate (21cm 17.705cm)">
              <text:p text:style-name="P10">20</text:p>
              <draw:enhanced-geometry svg:viewBox="0 0 21600 21600" draw:type="rectangle" draw:enhanced-path="M 0 0 L 21600 0 21600 21600 0 21600 0 0 Z N"/>
            </draw:custom-shape>
            <draw:frame draw:style-name="gr42" draw:text-style-name="P4" draw:layer="layout" svg:width="0.972cm" svg:height="0.573cm" svg:x="21.527cm" svg:y="17.133cm">
              <draw:text-box>
                <text:p><text:span text:style-name="T2">218</text:span></text:p>
              </draw:text-box>
            </draw:frame>
          </draw:g>
        </draw:g>
        <draw:line draw:style-name="gr8" draw:text-style-name="P3" draw:layer="layout" svg:x1="4.812cm" svg:y1="4.213cm" svg:x2="25.212cm" svg:y2="4.213cm">
          <text:p/>
        </draw:line>
        <draw:frame draw:style-name="gr11" draw:text-style-name="P4" draw:layer="layout" svg:width="1.129cm" svg:height="0.573cm" svg:x="13.412cm" svg:y="3.813cm">
          <draw:text-box>
            <text:p><text:span text:style-name="T2">2200</text:span></text:p>
          </draw:text-box>
        </draw:frame>
        <draw:line draw:style-name="gr8" draw:text-style-name="P3" draw:layer="layout" svg:x1="4.412cm" svg:y1="9.813cm" svg:x2="4.412cm" svg:y2="4.613cm">
          <text:p/>
        </draw:line>
        <draw:custom-shape draw:style-name="gr43" draw:text-style-name="P1" draw:layer="layout" svg:width="5.188cm" svg:height="20.403cm" draw:transform="rotate (1.5700981950941) translate (4.807cm 9.801cm)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0.972cm" svg:height="0.573cm" svg:x="3.212cm" svg:y="6.64cm">
          <draw:text-box>
            <text:p><text:span text:style-name="T2">500</text:span></text:p>
          </draw:text-box>
        </draw:frame>
        <draw:custom-shape draw:style-name="gr44" draw:text-style-name="P1" draw:layer="layout" svg:width="3.993cm" svg:height="10.957cm" draw:transform="skewX (0.000174532925199433) rotate (1.5700981950941) translate (5.017cm 9.589cm)">
          <text:p text:style-name="P10">15.1</text:p>
          <draw:enhanced-geometry svg:viewBox="0 0 21600 21600" draw:type="rectangle" draw:enhanced-path="M 0 0 L 21600 0 21600 21600 0 21600 0 0 Z N"/>
        </draw:custom-shape>
        <draw:frame draw:style-name="gr45" draw:text-style-name="P4" draw:layer="layout" svg:width="1.265cm" svg:height="0.642cm" svg:x="9.673cm" svg:y="9.025cm">
          <draw:text-box>
            <text:p><text:span text:style-name="T2">1220</text:span></text:p>
          </draw:text-box>
        </draw:frame>
        <draw:frame draw:style-name="gr46" draw:text-style-name="P4" draw:layer="layout" svg:width="1.089cm" svg:height="0.642cm" svg:x="15.111cm" svg:y="7.6cm">
          <draw:text-box>
            <text:p><text:span text:style-name="T2">464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line draw:style-name="gr8" draw:text-style-name="P3" draw:layer="layout" svg:x1="4.812cm" svg:y1="4.213cm" svg:x2="25.212cm" svg:y2="4.213cm">
          <text:p/>
        </draw:line>
        <draw:frame draw:style-name="gr11" draw:text-style-name="P4" draw:layer="layout" svg:width="1.129cm" svg:height="0.573cm" svg:x="13.412cm" svg:y="3.813cm">
          <draw:text-box>
            <text:p><text:span text:style-name="T2">2200</text:span></text:p>
          </draw:text-box>
        </draw:frame>
        <draw:line draw:style-name="gr8" draw:text-style-name="P3" draw:layer="layout" svg:x1="4.412cm" svg:y1="9.813cm" svg:x2="4.412cm" svg:y2="4.613cm">
          <text:p/>
        </draw:line>
        <draw:custom-shape draw:style-name="gr43" draw:text-style-name="P1" draw:layer="layout" svg:width="5.188cm" svg:height="20.403cm" draw:transform="rotate (1.5700981950941) translate (4.807cm 9.801cm)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0.972cm" svg:height="0.573cm" svg:x="3.212cm" svg:y="6.64cm">
          <draw:text-box>
            <text:p><text:span text:style-name="T2">500</text:span></text:p>
          </draw:text-box>
        </draw:frame>
        <draw:custom-shape draw:style-name="gr44" draw:text-style-name="P13" draw:layer="layout" svg:width="3.993cm" svg:height="10.957cm" draw:transform="skewX (0.000174532925199433) rotate (1.5700981950941) translate (5.017cm 9.589cm)">
          <text:p text:style-name="P10"><text:span text:style-name="T1">15.2</text:span></text:p>
          <draw:enhanced-geometry svg:viewBox="0 0 21600 21600" draw:type="rectangle" draw:enhanced-path="M 0 0 L 21600 0 21600 21600 0 21600 0 0 Z N"/>
        </draw:custom-shape>
        <draw:frame draw:style-name="gr45" draw:text-style-name="P4" draw:layer="layout" svg:width="1.265cm" svg:height="0.642cm" svg:x="9.673cm" svg:y="9.025cm">
          <draw:text-box>
            <text:p><text:span text:style-name="T2">1220</text:span></text:p>
          </draw:text-box>
        </draw:frame>
        <draw:frame draw:style-name="gr46" draw:text-style-name="P4" draw:layer="layout" svg:width="1.089cm" svg:height="0.642cm" svg:x="15.111cm" svg:y="7.6cm">
          <draw:text-box>
            <text:p><text:span text:style-name="T2">464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custom-shape draw:style-name="gr43" draw:text-style-name="P1" draw:layer="layout" svg:width="5.188cm" svg:height="20.403cm" draw:transform="rotate (1.5700981950941) translate (4.795cm 8.188cm)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4.8cm" svg:y1="9.3cm" svg:x2="25.2cm" svg:y2="9.3cm">
          <text:p/>
        </draw:line>
        <draw:frame draw:style-name="gr11" draw:text-style-name="P4" draw:layer="layout" svg:width="1.129cm" svg:height="0.573cm" svg:x="13.4cm" svg:y="8.9cm">
          <draw:text-box>
            <text:p><text:span text:style-name="T2">2200</text:span></text:p>
          </draw:text-box>
        </draw:frame>
        <draw:line draw:style-name="gr8" draw:text-style-name="P3" draw:layer="layout" svg:x1="4.4cm" svg:y1="8.2cm" svg:x2="4.4cm" svg:y2="2.994cm">
          <text:p/>
        </draw:line>
        <draw:line draw:style-name="gr8" draw:text-style-name="P3" draw:layer="layout" svg:x1="4.4cm" svg:y1="15.6cm" svg:x2="4.4cm" svg:y2="10.4cm">
          <text:p/>
        </draw:line>
        <draw:frame draw:style-name="gr9" draw:text-style-name="P4" draw:layer="layout" svg:width="0.972cm" svg:height="0.573cm" svg:x="3.071cm" svg:y="5.4cm">
          <draw:text-box>
            <text:p><text:span text:style-name="T2">600</text:span></text:p>
          </draw:text-box>
        </draw:frame>
        <draw:g>
          <draw:custom-shape draw:style-name="gr44" draw:text-style-name="P1" draw:layer="layout" svg:width="1.796cm" svg:height="11.004cm" draw:transform="rotate (1.5700981950941) translate (5.195cm 12.392cm)">
            <text:p text:style-name="P10">19</text:p>
            <draw:enhanced-geometry svg:viewBox="0 0 21600 21600" draw:type="rectangle" draw:enhanced-path="M 0 0 L 21600 0 21600 21600 0 21600 0 0 Z N"/>
          </draw:custom-shape>
          <draw:frame draw:style-name="gr47" draw:text-style-name="P4" draw:layer="layout" svg:width="1.129cm" svg:height="0.573cm" svg:x="9.871cm" svg:y="11.826cm">
            <draw:text-box>
              <text:p><text:span text:style-name="T2">1220</text:span></text:p>
            </draw:text-box>
          </draw:frame>
          <draw:frame draw:style-name="gr48" draw:text-style-name="P4" draw:layer="layout" svg:width="0.972cm" svg:height="0.573cm" svg:x="15.228cm" svg:y="11.226cm">
            <draw:text-box>
              <text:p><text:span text:style-name="T2">224</text:span></text:p>
            </draw:text-box>
          </draw:frame>
        </draw:g>
        <draw:g>
          <draw:g>
            <draw:custom-shape draw:style-name="gr44" draw:text-style-name="P1" draw:layer="layout" svg:width="2.405cm" svg:height="1.998cm" draw:transform="rotate (1.5700981950941) translate (13.1cm 15.405cm)">
              <text:p text:style-name="P10">21</text:p>
              <draw:enhanced-geometry svg:viewBox="0 0 21600 21600" draw:type="rectangle" draw:enhanced-path="M 0 0 L 21600 0 21600 21600 0 21600 0 0 Z N"/>
            </draw:custom-shape>
            <draw:frame draw:style-name="gr48" draw:text-style-name="P4" draw:layer="layout" svg:width="0.972cm" svg:height="0.573cm" svg:x="13.5cm" svg:y="14.833cm">
              <draw:text-box>
                <text:p><text:span text:style-name="T2">200</text:span></text:p>
              </draw:text-box>
            </draw:frame>
          </draw:g>
          <draw:frame draw:style-name="gr48" draw:text-style-name="P4" draw:layer="layout" svg:width="0.972cm" svg:height="0.573cm" svg:x="14.3cm" svg:y="14.006cm">
            <draw:text-box>
              <text:p><text:span text:style-name="T2">280</text:span></text:p>
            </draw:text-box>
          </draw:frame>
        </draw:g>
        <draw:g>
          <draw:g>
            <draw:custom-shape draw:style-name="gr44" draw:text-style-name="P1" draw:layer="layout" svg:width="2.405cm" svg:height="1.998cm" draw:transform="rotate (1.5700981950941) translate (10.99cm 15.405cm)">
              <text:p text:style-name="P10">21</text:p>
              <draw:enhanced-geometry svg:viewBox="0 0 21600 21600" draw:type="rectangle" draw:enhanced-path="M 0 0 L 21600 0 21600 21600 0 21600 0 0 Z N"/>
            </draw:custom-shape>
            <draw:frame draw:style-name="gr48" draw:text-style-name="P4" draw:layer="layout" svg:width="0.972cm" svg:height="0.573cm" svg:x="11.39cm" svg:y="14.833cm">
              <draw:text-box>
                <text:p><text:span text:style-name="T2">200</text:span></text:p>
              </draw:text-box>
            </draw:frame>
          </draw:g>
          <draw:frame draw:style-name="gr48" draw:text-style-name="P4" draw:layer="layout" svg:width="0.972cm" svg:height="0.573cm" svg:x="12.19cm" svg:y="14.006cm">
            <draw:text-box>
              <text:p><text:span text:style-name="T2">280</text:span></text:p>
            </draw:text-box>
          </draw:frame>
        </draw:g>
        <draw:g>
          <draw:custom-shape draw:style-name="gr44" draw:text-style-name="P1" draw:layer="layout" svg:width="1.794cm" svg:height="17.205cm" draw:transform="rotate (1.5700981950941) translate (4.994cm 5.189cm)">
            <text:p text:style-name="P10">13</text:p>
            <draw:enhanced-geometry svg:viewBox="0 0 21600 21600" draw:type="rectangle" draw:enhanced-path="M 0 0 L 21600 0 21600 21600 0 21600 0 0 Z N"/>
          </draw:custom-shape>
          <draw:frame draw:style-name="gr47" draw:text-style-name="P4" draw:layer="layout" svg:width="1.129cm" svg:height="0.573cm" svg:x="13.399cm" svg:y="4.727cm">
            <draw:text-box>
              <text:p><text:span text:style-name="T2">2010</text:span></text:p>
            </draw:text-box>
          </draw:frame>
          <draw:frame draw:style-name="gr48" draw:text-style-name="P4" draw:layer="layout" svg:width="0.972cm" svg:height="0.573cm" svg:x="21.428cm" svg:y="4.201cm">
            <draw:text-box>
              <text:p><text:span text:style-name="T2">230</text:span></text:p>
            </draw:text-box>
          </draw:frame>
        </draw:g>
        <draw:custom-shape draw:style-name="gr43" draw:text-style-name="P1" draw:layer="layout" svg:width="5.188cm" svg:height="20.403cm" draw:transform="rotate (1.5700981950941) translate (4.795cm 15.588cm)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0.972cm" svg:height="0.573cm" svg:x="3.2cm" svg:y="12.427cm">
          <draw:text-box>
            <text:p><text:span text:style-name="T2">600</text:span></text:p>
          </draw:text-box>
        </draw:frame>
        <draw:g>
          <draw:frame draw:style-name="gr47" draw:text-style-name="P4" draw:layer="layout" svg:width="1.129cm" svg:height="0.573cm" svg:x="15.439cm" svg:y="7.688cm">
            <draw:text-box>
              <text:p><text:span text:style-name="T2">1246</text:span></text:p>
            </draw:text-box>
          </draw:frame>
          <draw:g>
            <draw:frame draw:style-name="gr48" draw:text-style-name="P4" draw:layer="layout" svg:width="0.972cm" svg:height="0.573cm" svg:x="19.811cm" svg:y="6.66cm">
              <draw:text-box>
                <text:p><text:span text:style-name="T2">285</text:span></text:p>
              </draw:text-box>
            </draw:frame>
            <draw:custom-shape draw:style-name="gr44" draw:text-style-name="P1" draw:layer="layout" svg:width="2.617cm" svg:height="10.004cm" draw:transform="rotate (1.5700981950941) translate (10.906cm 8.074cm)">
              <text:p text:style-name="P10">22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44" draw:text-style-name="P1" draw:layer="layout" svg:width="2.798cm" svg:height="5.799cm" draw:transform="rotate (1.5700981950941) translate (4.999cm 15.398cm)">
            <text:p text:style-name="P10">11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8" draw:text-style-name="P4" draw:layer="layout" svg:width="0.972cm" svg:height="0.573cm" svg:x="9.799cm" svg:y="13.829cm">
            <draw:text-box>
              <text:p><text:span text:style-name="T2">360</text:span></text:p>
            </draw:text-box>
          </draw:frame>
          <draw:frame draw:style-name="gr48" draw:text-style-name="P4" draw:layer="layout" svg:width="0.972cm" svg:height="0.573cm" svg:x="7.325cm" svg:y="14.802cm">
            <draw:text-box>
              <text:p><text:span text:style-name="T2">667</text:span></text:p>
            </draw:text-box>
          </draw:frame>
        </draw:g>
        <draw:g>
          <draw:custom-shape draw:style-name="gr44" draw:text-style-name="P1" draw:layer="layout" svg:width="2.196cm" svg:height="10.005cm" draw:transform="rotate (1.5700981950941) translate (15.136cm 15.393cm)">
            <text:p text:style-name="P10">25</text:p>
            <draw:enhanced-geometry svg:viewBox="0 0 21600 21600" draw:type="rectangle" draw:enhanced-path="M 0 0 L 21600 0 21600 21600 0 21600 0 0 Z N"/>
          </draw:custom-shape>
          <draw:frame draw:style-name="gr47" draw:text-style-name="P4" draw:layer="layout" svg:width="1.129cm" svg:height="0.573cm" svg:x="20.336cm" svg:y="14.769cm">
            <draw:text-box>
              <text:p><text:span text:style-name="T2">1243</text:span></text:p>
            </draw:text-box>
          </draw:frame>
          <draw:frame draw:style-name="gr48" draw:text-style-name="P4" draw:layer="layout" svg:width="0.972cm" svg:height="0.573cm" svg:x="24.014cm" svg:y="13.996cm">
            <draw:text-box>
              <text:p><text:span text:style-name="T2">260</text:span></text:p>
            </draw:text-box>
          </draw:frame>
          <draw:frame draw:style-name="gr47" draw:text-style-name="P4" draw:layer="layout" svg:width="1.129cm" svg:height="0.573cm" svg:x="20.337cm" svg:y="14.77cm">
            <draw:text-box>
              <text:p><text:span text:style-name="T2">1243</text:span></text:p>
            </draw:text-box>
          </draw:frame>
        </draw:g>
        <draw:g>
          <draw:frame draw:style-name="gr48" draw:text-style-name="P4" draw:layer="layout" svg:width="0.972cm" svg:height="0.573cm" svg:x="23.203cm" svg:y="6.638cm">
            <draw:text-box>
              <text:p><text:span text:style-name="T2">280</text:span></text:p>
            </draw:text-box>
          </draw:frame>
          <draw:custom-shape draw:style-name="gr44" draw:text-style-name="P1" draw:layer="layout" svg:width="2.405cm" svg:height="3.002cm" draw:transform="rotate (1.5700981950941) translate (21cm 8.043cm)">
            <text:p text:style-name="P10">24</text:p>
            <draw:enhanced-geometry svg:viewBox="0 0 21600 21600" draw:type="rectangle" draw:enhanced-path="M 0 0 L 21600 0 21600 21600 0 21600 0 0 Z N"/>
          </draw:custom-shape>
          <draw:frame draw:style-name="gr48" draw:text-style-name="P4" draw:layer="layout" svg:width="0.972cm" svg:height="0.573cm" svg:x="22.003cm" svg:y="7.472cm">
            <draw:text-box>
              <text:p><text:span text:style-name="T2">380</text:span></text:p>
            </draw:text-box>
          </draw:frame>
          <draw:frame draw:style-name="gr48" draw:text-style-name="P4" draw:layer="layout" svg:width="0.972cm" svg:height="0.573cm" svg:x="22.003cm" svg:y="7.473cm">
            <draw:text-box>
              <text:p><text:span text:style-name="T2">380</text:span></text:p>
            </draw:text-box>
          </draw:frame>
        </draw:g>
        <draw:g>
          <draw:custom-shape draw:style-name="gr44" draw:text-style-name="P1" draw:layer="layout" svg:width="2.798cm" svg:height="5.799cm" draw:transform="rotate (1.5700981950941) translate (4.999cm 8.084cm)">
            <text:p text:style-name="P10">27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8" draw:text-style-name="P4" draw:layer="layout" svg:width="0.972cm" svg:height="0.573cm" svg:x="9.799cm" svg:y="6.515cm">
            <draw:text-box>
              <text:p><text:span text:style-name="T2">360</text:span></text:p>
            </draw:text-box>
          </draw:frame>
          <draw:frame draw:style-name="gr48" draw:text-style-name="P4" draw:layer="layout" svg:width="0.972cm" svg:height="0.573cm" svg:x="7.325cm" svg:y="7.488cm">
            <draw:text-box>
              <text:p><text:span text:style-name="T2">667</text:span></text:p>
            </draw:text-box>
          </draw:frame>
        </draw:g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49" draw:text-style-name="P2" draw:layer="layout" svg:width="8.38cm" svg:height="0.962cm" svg:x="9.985cm" svg:y="3.2cm">
          <draw:text-box>
            <text:p><text:span text:style-name="T1">Kleine Schubläden </text:span></text:p>
          </draw:text-box>
        </draw:frame>
        <draw:custom-shape draw:style-name="gr2" draw:text-style-name="P1" draw:layer="layout" svg:width="19.6cm" svg:height="2.2cm" svg:x="5cm" svg:y="9.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19.6cm" svg:height="0.2cm" svg:x="5cm" svg:y="11.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0.174cm" svg:height="1.8cm" svg:x="5.026cm" svg:y="9.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0.2cm" svg:height="1.8cm" svg:x="24.4cm" svg:y="9.8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4.8cm" svg:y1="12cm" svg:x2="4.8cm" svg:y2="9.8cm">
          <text:p/>
        </draw:line>
        <draw:line draw:style-name="gr8" draw:text-style-name="P3" draw:layer="layout" svg:x1="5cm" svg:y1="9.4cm" svg:x2="24.6cm" svg:y2="9.4cm">
          <text:p/>
        </draw:line>
        <draw:frame draw:style-name="gr10" draw:text-style-name="P4" draw:layer="layout" svg:width="0.815cm" svg:height="0.573cm" svg:x="10.741cm" svg:y="9.8cm">
          <draw:text-box>
            <text:p><text:span text:style-name="T2">29</text:span></text:p>
          </draw:text-box>
        </draw:frame>
        <draw:frame draw:style-name="gr10" draw:text-style-name="P4" draw:layer="layout" svg:width="0.815cm" svg:height="0.573cm" svg:x="10.742cm" svg:y="11.101cm">
          <draw:text-box>
            <text:p><text:span text:style-name="T2">30</text:span></text:p>
          </draw:text-box>
        </draw:frame>
        <draw:frame draw:style-name="gr10" draw:text-style-name="P4" draw:layer="layout" svg:width="0.815cm" svg:height="0.573cm" svg:x="5.185cm" svg:y="10.4cm">
          <draw:text-box>
            <text:p><text:span text:style-name="T2">31</text:span></text:p>
          </draw:text-box>
        </draw:frame>
        <draw:frame draw:style-name="gr10" draw:text-style-name="P4" draw:layer="layout" svg:width="0.815cm" svg:height="0.573cm" svg:x="23.785cm" svg:y="10.4cm">
          <draw:text-box>
            <text:p><text:span text:style-name="T2">31</text:span></text:p>
          </draw:text-box>
        </draw:frame>
        <draw:custom-shape draw:style-name="gr2" draw:text-style-name="P1" draw:layer="layout" svg:width="19.6cm" svg:height="4.072cm" svg:x="4.972cm" svg:y="13.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19.6cm" svg:height="0.2cm" svg:x="4.972cm" svg:y="17.47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0.202cm" svg:height="3.672cm" svg:x="4.998cm" svg:y="13.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0.2cm" svg:height="3.672cm" svg:x="24.372cm" svg:y="13.8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4.772cm" svg:y1="17.872cm" svg:x2="4.8cm" svg:y2="13.8cm">
          <text:p/>
        </draw:line>
        <draw:frame draw:style-name="gr51" draw:text-style-name="P4" draw:layer="layout" svg:width="0.815cm" svg:height="0.645cm" svg:x="10.713cm" svg:y="14cm">
          <draw:text-box>
            <text:p><text:span text:style-name="T2">32</text:span></text:p>
          </draw:text-box>
        </draw:frame>
        <draw:frame draw:style-name="gr10" draw:text-style-name="P4" draw:layer="layout" svg:width="0.815cm" svg:height="0.573cm" svg:x="10.714cm" svg:y="16.973cm">
          <draw:text-box>
            <text:p><text:span text:style-name="T2">30</text:span></text:p>
          </draw:text-box>
        </draw:frame>
        <draw:frame draw:style-name="gr10" draw:text-style-name="P4" draw:layer="layout" svg:width="0.815cm" svg:height="0.573cm" svg:x="5.157cm" svg:y="16.272cm">
          <draw:text-box>
            <text:p><text:span text:style-name="T2">33</text:span></text:p>
          </draw:text-box>
        </draw:frame>
        <draw:frame draw:style-name="gr10" draw:text-style-name="P4" draw:layer="layout" svg:width="0.815cm" svg:height="0.573cm" svg:x="23.757cm" svg:y="16.272cm">
          <draw:text-box>
            <text:p><text:span text:style-name="T2">33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Hatching_20_46" draw:display-name="Hatching 46" draw:style="single" draw:color="#cccccc" draw:distance="0.1cm" draw:rotation="450"/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k </meta:initial-creator>
    <meta:creation-date>2018-06-15T17:09:29.589855474</meta:creation-date>
    <dc:date>2019-07-27T21:20:25.425595801</dc:date>
    <meta:editing-duration>PT5H34M56S</meta:editing-duration>
    <meta:editing-cycles>36</meta:editing-cycles>
    <meta:generator>LibreOffice/6.0.7.3$Linux_X86_64 LibreOffice_project/00m0$Build-3</meta:generator>
    <meta:print-date>2019-07-27T21:20:18.821509825</meta:print-date>
    <meta:document-statistic meta:object-count="345"/>
  </office:meta>
</office:document-meta>
</file>